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>
        <style:tab-stops>
          <style:tab-stop style:position="1.4752in"/>
        </style:tab-stops>
      </style:paragraph-properties>
      <style:text-properties officeooo:rsid="00168937" officeooo:paragraph-rsid="00168937"/>
    </style:style>
    <style:style style:name="P2" style:family="paragraph" style:parent-style-name="Text_20_body" style:list-style-name="L1">
      <style:paragraph-properties>
        <style:tab-stops>
          <style:tab-stop style:position="1.4752in"/>
        </style:tab-stops>
      </style:paragraph-properties>
      <style:text-properties officeooo:paragraph-rsid="00168937"/>
    </style:style>
    <style:style style:name="P3" style:family="paragraph" style:parent-style-name="Subtitle">
      <style:text-properties fo:color="#0066b3"/>
    </style:style>
    <style:style style:name="P4" style:family="paragraph" style:parent-style-name="Title">
      <style:text-properties fo:color="#0066b3"/>
    </style:style>
    <style:style style:name="T1" style:family="text">
      <style:text-properties officeooo:rsid="001541d2"/>
    </style:style>
    <style:style style:name="T2" style:family="text">
      <style:text-properties officeooo:rsid="00168937"/>
    </style:style>
    <style:style style:name="T3" style:family="text">
      <style:text-properties officeooo:rsid="001853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fware Design Specification</text:p>
      <text:p text:style-name="P3">of Cart History <text:span text:style-name="T1">(Le Nguyen Hoang Huynh)</text:span></text:p>
      <text:list xml:id="list1581470151" text:style-name="L1">
        <text:list-item>
          <text:p text:style-name="P2"><text:span text:style-name="T2">Get data of cart history from Firebase.</text:span></text:p>
        </text:list-item>
        <text:list-item>
          <text:p text:style-name="P1">Display data of cart history <text:span text:style-name="T3">(date, status) </text:span>on Cart History ListView.</text:p>
        </text:list-item>
        <text:list-item>
          <text:p text:style-name="P1">When user click a item on Cart History ListView, system return <text:span text:style-name="T3">Cart History Detail screen (CHDc). CHDc will display all items in the Car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0S</meta:editing-duration>
    <meta:editing-cycles>4</meta:editing-cycles>
    <meta:generator>LibreOffice/5.4.3.2$Windows_x86 LibreOffice_project/92a7159f7e4af62137622921e809f8546db437e5</meta:generator>
    <dc:date>2017-12-05T10:23:58.653000000</dc:date>
    <meta:document-statistic meta:table-count="0" meta:image-count="0" meta:object-count="0" meta:page-count="1" meta:paragraph-count="5" meta:word-count="55" meta:character-count="319" meta:non-whitespace-character-count="272"/>
    <meta:user-defined meta:name="Info 1"/>
    <meta:user-defined meta:name="Info 2"/>
    <meta:user-defined meta:name="Info 3"/>
    <meta:user-defined meta:name="Info 4"/>
  </office:meta>
</office:document-meta>
</file>